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Selec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SelectNode.setCases( ProcessingNode [ ] [ ] whenNodes , VariableResolver [ ] whenTests , ProcessingNode [ ] otherwhis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witchSelectNode.SwitchSelect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SelectNode.invoke( Environment env , Invok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witchSelectNo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witchSelect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